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style>
    <style:style style:name="P4" style:family="paragraph" style:parent-style-name="Standard" style:list-style-name="L1"/>
    <style:style style:name="P5" style:family="paragraph" style:parent-style-name="Standard" style:list-style-name="L1">
      <style:text-properties style:text-underline-style="none"/>
    </style:style>
    <style:style style:name="P6" style:family="paragraph" style:parent-style-name="Standard" style:list-style-name="L2"/>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7">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text-properties style:text-underline-style="none"/>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rint 3 Report</text:p>
      <text:p text:style-name="P1"/>
      <text:p text:style-name="Standard"><text:span text:style-name="T1">Product Name:</text:span> VR Game Project</text:p>
      <text:p text:style-name="Standard"><text:span text:style-name="T1">Team Name</text:span>: VR Game Project Team</text:p>
      <text:p text:style-name="Standard"><text:span text:style-name="T1">Team Members: </text:span>Geoffrey Herz (PO), Gabriel Larwood, Shant Cancik, Shaoyuan Liang, Henry Tran</text:p>
      <text:p text:style-name="Standard"><text:span text:style-name="T1">Date</text:span>: Wednesday, November 23rd <text:s/></text:p>
      <text:p text:style-name="Standard"/>
      <text:p text:style-name="Standard">-------------------------------------------------------------------------------------------------------------------------------</text:p>
      <text:p text:style-name="Standard"/>
      <text:p text:style-name="Standard"><text:span text:style-name="T1">Actions to stop doing</text:span>: The team should stop spending too much focus on artistic elements and “finishing touches” on components of our product when there still is product functionality waiting to be developed.</text:p>
      <text:p text:style-name="Standard"/>
      <text:p text:style-name="Standard"><text:span text:style-name="T1">Actions to start doing</text:span>: The team should begin to put a greater focus on product testing over different devices. Our product is ready for release but there can be unforeseen bugs on different operating systems on different devices that haven't been tested yet.</text:p>
      <text:p text:style-name="Standard"/>
      <text:p text:style-name="Standard"><text:span text:style-name="T1">Actions to keep doing: </text:span><text:span text:style-name="T4">The team should continue running “Hackathons” where we meet up once a week via google hangout from our own homes and spend several hours designated solely on making collective progress on our project.</text:span></text:p>
      <text:p text:style-name="Standard"/>
      <text:p text:style-name="P2">Work completed: </text:p>
      <text:p text:style-name="Standard"/>
      <text:p text:style-name="Standard"><text:span text:style-name="T4">1) </text:span><text:span text:style-name="T1">User Story 1</text:span> {As a user, I want to an expansive map or a series of levels to explore so that I can enjoy extended playtime}</text:p>
      <text:list xml:id="list8704280501452661266" text:style-name="WWNum2">
        <text:list-item>
          <text:p text:style-name="P10">Create setting level difficulty functionality within the game (6 hours)</text:p>
        </text:list-item>
        <text:list-item>
          <text:p text:style-name="P10">Write a Level Manager Script to move the player between menu and game scenes (2 hours)</text:p>
        </text:list-item>
        <text:list-item>
          <text:p text:style-name="P10">Create particle collision constraints that match needed functionality for the game ( 7 hours)</text:p>
        </text:list-item>
        <text:list-item>
          <text:p text:style-name="P7">Make the maps interesting and fun to play through, a challenge and also an adventure. Use beta testers to assure this step is completed to satisfaction. <text:span text:style-name="T3">(8 hours)</text:span></text:p>
        </text:list-item>
      </text:list>
      <text:p text:style-name="Standard"><text:tab/><text:span text:style-name="T2">Total User Story Time</text:span>: 23 hours </text:p>
      <text:p text:style-name="Standard"/>
      <text:p text:style-name="Standard"/>
      <text:p text:style-name="Standard"/>
      <text:p text:style-name="Standard"><text:span text:style-name="T4">2) </text:span><text:span text:style-name="T1">User Story 2</text:span> {As a developer, I want the project to have Foley that matches events in the game so that I can have a more immersive experience}</text:p>
      <text:list xml:id="list7760960468006072747" text:style-name="L1">
        <text:list-item>
          <text:list>
            <text:list-item>
              <text:p text:style-name="P4">Create a 3D main menu (7 hours)</text:p>
            </text:list-item>
            <text:list-item>
              <text:p text:style-name="P4">Create a Game Over Screen (7 hours)</text:p>
            </text:list-item>
            <text:list-item>
              <text:p text:style-name="P4">Build an enemy AI and spawning system (10 hours)</text:p>
            </text:list-item>
            <text:list-item>
              <text:p text:style-name="P5">Scout <text:s/>through audiomicro and other free Foley audio samples to use. (1 hour)</text:p>
            </text:list-item>
            <text:list-item>
              <text:p text:style-name="P5"><text:soft-page-break/>Record our own audio using capture software and hardware from UCSC music lab (2 hours)</text:p>
            </text:list-item>
            <text:list-item>
              <text:p text:style-name="P5">Go through all components of the game and ensure matching art style consistency (3 hours)</text:p>
            </text:list-item>
          </text:list>
        </text:list-item>
      </text:list>
      <text:p text:style-name="Standard"><text:tab/><text:span text:style-name="T2">Total User Story Time</text:span>: 30 hours</text:p>
      <text:p text:style-name="Standard"><text:tab/></text:p>
      <text:p text:style-name="Standard"><text:line-break/>3) <text:span text:style-name="T1">User Story 3</text:span> {As a developer, I want the project to have a dedicated art style where we can create our own assets for and pull free pre-created assets so that we can create a unique looking game}</text:p>
      <text:list xml:id="list2779769241832095431" text:style-name="L2">
        <text:list-item>
          <text:list>
            <text:list-item>
              <text:p text:style-name="P6">Build out 3D enemy models / user cockpit in Blender and import into Unity (10 hours)</text:p>
            </text:list-item>
            <text:list-item>
              <text:p text:style-name="P6">Enhance the player's cockpit Heads Up Display with an art style build in Adobe After Effects (10 hours)</text:p>
            </text:list-item>
          </text:list>
        </text:list-item>
      </text:list>
      <text:p text:style-name="Standard"><text:tab/><text:span text:style-name="T2">Total User Story Time</text:span>: 20 hours</text:p>
      <text:p text:style-name="Standard"/>
      <text:p text:style-name="Standard"/>
      <text:p text:style-name="Standard"/>
      <text:p text:style-name="P2">Not Completed: </text:p>
      <text:p text:style-name="Standard"/>
      <text:list xml:id="list9030040555183070576" text:style-name="WWNum6">
        <text:list-item>
          <text:p text:style-name="P8">All user stories were completed for sprint 3</text:p>
        </text:list-item>
      </text:list>
      <text:p text:style-name="Standard"/>
      <text:p text:style-name="P2">Work Completion Rate: </text:p>
      <text:p text:style-name="Standard"/>
      <text:list xml:id="list6386781123783384369" text:style-name="WWNum7">
        <text:list-item>
          <text:p text:style-name="P9">3 user stories completed</text:p>
        </text:list-item>
        <text:list-item>
          <text:p text:style-name="P9">Estimated ideal work hours completed: 73</text:p>
        </text:list-item>
        <text:list-item>
          <text:p text:style-name="P9">Total number of days in sprint: 15</text:p>
        </text:list-item>
        <text:list-item>
          <text:p text:style-name="P9">Ideal work hours/day: 4.86</text:p>
        </text:list-item>
        <text:list-item>
          <text:p text:style-name="P9">User stories/day: .2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1-23T00:15:38.45</dc:date>
    <meta:generator>OpenOffice/4.1.2$Win32 OpenOffice.org_project/412m3$Build-9782</meta:generator>
    <meta:document-statistic meta:table-count="0" meta:image-count="0" meta:object-count="0" meta:page-count="2" meta:paragraph-count="37" meta:word-count="483" meta:character-count="2808"/>
    <meta:editing-duration>PT28M35S</meta:editing-duration>
    <meta:editing-cycles>1</meta:editing-cycles>
  </office:meta>
</office:document-meta>
</file>